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1pt" style:font-size-asian="11pt" style:font-size-complex="11pt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7" style:family="paragraph" style:parent-style-name="Standard" style:list-style-name="WWNum2">
      <style:text-properties fo:font-size="11pt" style:font-size-asian="11pt" style:font-size-complex="11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 style:list-style-name="L1">
      <style:paragraph-properties fo:margin-top="0.0693in" fo:margin-bottom="0in" fo:line-height="100%"/>
      <style:text-properties fo:color="#000000" style:font-name-asian="Times New Roman" style:font-name-complex="Calibri1"/>
    </style:style>
    <style:style style:name="P10" style:family="paragraph" style:parent-style-name="Text_20_body" style:list-style-name="L1">
      <style:paragraph-properties fo:margin-top="0in" fo:margin-bottom="0in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enjamin Gustafson</text:p>
      <text:p text:style-name="P4">2103 N. 106<text:span text:style-name="T1">th</text:span> St., Apt. C406</text:p>
      <text:p text:style-name="P4">Seattle, WA 98133</text:p>
      <text:p text:style-name="P4">651-226-6836</text:p>
      <text:p text:style-name="P4"><text:a xlink:type="simple" xlink:href="mailto:bgustafson29@yahoo.com">bgustafson29@yahoo.com</text:a></text:p>
      <text:p text:style-name="P4"/>
      <text:p text:style-name="P2">Suagr Mountain</text:p>
      <text:p text:style-name="P2">104 Pike St # 200</text:p>
      <text:p text:style-name="P2">Seattle, WA 98101 <text:s text:c="2"/></text:p>
      <text:p text:style-name="Standard"><text:s text:c="3"/></text:p>
      <text:p text:style-name="P2">Dear Sir or Ma’am-</text:p>
      <text:p text:style-name="Text_20_body">I am very interested in the Recruiter position advertised on LinkedIn. Given my experience, I am an ideal candidate to serve in a recruiting role. My resume is enclosed for you to review. With my relevant experience and excellent capabilities, I would greatly appreciate your consideration for this opportunity. My resume will show that my skills are an excellent match for this position.</text:p>
      <text:p text:style-name="Standard">Your required experience, as advertised:</text:p>
      <text:list xml:id="list8313408075598961389" text:style-name="L1">
        <text:list-item>
          <text:p text:style-name="P9"><text:bookmark text:name="ctl00_pageContent_ctl00_jobdesc"/>Bachelor degree </text:p>
        </text:list-item>
        <text:list-item>
          <text:p text:style-name="P10"><text:bookmark text:name="ctl00_pageContent_ctl00_jobdesc1"/>Minimum of two years full cycle recruiting experience in a high volume environment required. <text:s text:c="3"/></text:p>
        </text:list-item>
        <text:list-item>
          <text:p text:style-name="P10"><text:bookmark text:name="ctl00_pageContent_ctl00_jobdesc2"/>Strong interpersonal, consulting and communication skills required. <text:s text:c="3"/></text:p>
        </text:list-item>
        <text:list-item>
          <text:p text:style-name="P10"><text:bookmark text:name="ctl00_pageContent_ctl00_jobdesc3"/>Must have excellent computer skills including previous experience using an electronic application system and talent in sourcing job boards, databases and the like. <text:s text:c="10"/></text:p>
          <text:p text:style-name="P10"><text:s/></text:p>
        </text:list-item>
      </text:list>
      <text:p text:style-name="P3">My Qualifications:</text:p>
      <text:list xml:id="list4089824172568294892" text:style-name="WWNum2">
        <text:list-item>
          <text:p text:style-name="P7">Bachelor’s degree</text:p>
        </text:list-item>
        <text:list-item>
          <text:p text:style-name="P7">3+ years of full-cycle recruiting experience at all levels with proven track record of success</text:p>
        </text:list-item>
        <text:list-item>
          <text:p text:style-name="P7">Outstanding history of customer satisfaction</text:p>
        </text:list-item>
        <text:list-item>
          <text:p text:style-name="P7">Verified record of success in using creative sourcing strategies, including social media, to develop leads</text:p>
        </text:list-item>
        <text:list-item>
          <text:p text:style-name="P7">3+ years of highly successful collaboration with recruiting &amp; hiring managers</text:p>
        </text:list-item>
        <text:list-item>
          <text:p text:style-name="P7">Impeccable verbal &amp; written communication skills</text:p>
        </text:list-item>
        <text:list-item>
          <text:p text:style-name="P7">Demonstrated ability to engage multiple tasks simultaneously &amp; produce excellent results</text:p>
        </text:list-item>
        <text:list-item>
          <text:p text:style-name="P7">Relentless self-starter </text:p>
        </text:list-item>
      </text:list>
      <text:p text:style-name="P5"/>
      <text:p text:style-name="P3">I greatly look forward to discussing my resume &amp; qualifications in person.</text:p>
      <text:p text:style-name="P3"/>
      <text:p text:style-name="P3">Sincerely,</text:p>
      <text:p text:style-name="P3"/>
      <text:p text:style-name="P3">Benjamin Gustafson</text:p>
      <text:p text:style-name="List_20_Paragraph"/>
      <text:p text:style-name="Standard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</meta:initial-creator>
    <meta:editing-cycles>54</meta:editing-cycles>
    <meta:creation-date>2012-10-01T01:06:00</meta:creation-date>
    <dc:date>2016-02-17T15:27:03.39</dc:date>
    <meta:editing-duration>PT13H41M54S</meta:editing-duration>
    <meta:generator>OpenOffice.org/3.4.1$Win32 OpenOffice.org_project/341m1$Build-9593</meta:generator>
    <meta:document-statistic meta:table-count="0" meta:image-count="0" meta:object-count="0" meta:page-count="2" meta:paragraph-count="29" meta:word-count="238" meta:character-count="1586"/>
    <meta:user-defined meta:name="AppVersion">14.0000</meta:user-defined>
    <meta:user-defined meta:name="Company">if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